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0b63" officeooo:paragraph-rsid="00160b63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60b63" officeooo:paragraph-rsid="00160b63" style:font-size-asian="20pt" style:font-size-complex="20pt"/>
    </style:style>
    <style:style style:name="P3" style:family="paragraph" style:parent-style-name="Standard">
      <style:text-properties fo:font-size="12pt" officeooo:rsid="00160b63" officeooo:paragraph-rsid="00160b63" style:font-size-asian="10.5pt" style:font-size-complex="12pt"/>
    </style:style>
    <style:style style:name="P4" style:family="paragraph" style:parent-style-name="Standard">
      <style:text-properties fo:font-size="12pt" officeooo:rsid="00160b63" officeooo:paragraph-rsid="0017f8ed" style:font-size-asian="10.5pt" style:font-size-complex="12pt"/>
    </style:style>
    <style:style style:name="P5" style:family="paragraph" style:parent-style-name="Standard">
      <style:text-properties fo:font-size="15pt" officeooo:rsid="00160b63" officeooo:paragraph-rsid="00160b63" style:font-size-asian="13.1000003814697pt" style:font-size-complex="15pt"/>
    </style:style>
    <style:style style:name="P6" style:family="paragraph" style:parent-style-name="Standard">
      <style:text-properties fo:font-size="15pt" officeooo:rsid="00160b63" officeooo:paragraph-rsid="0017f8ed" style:font-size-asian="13.1000003814697pt" style:font-size-complex="15pt"/>
    </style:style>
    <style:style style:name="P7" style:family="paragraph" style:parent-style-name="Standard">
      <style:text-properties fo:font-size="14pt" officeooo:rsid="00160b63" officeooo:paragraph-rsid="00160b63" style:font-size-asian="12.25pt" style:font-size-complex="14pt"/>
    </style:style>
    <style:style style:name="P8" style:family="paragraph" style:parent-style-name="Standard">
      <style:text-properties fo:font-size="12pt" fo:font-weight="normal" officeooo:rsid="00160b63" officeooo:paragraph-rsid="00160b6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0b63" officeooo:paragraph-rsid="0017f8e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f8ed" officeooo:paragraph-rsid="0017f8e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7f8ed" officeooo:paragraph-rsid="0017f8e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officeooo:rsid="00160b63" officeooo:paragraph-rsid="0017f8ed" style:font-size-asian="10.5pt" style:font-size-complex="12pt"/>
    </style:style>
    <style:style style:name="P13" style:family="paragraph" style:parent-style-name="Standard">
      <style:text-properties fo:font-size="15pt" fo:font-weight="normal" officeooo:rsid="00160b63" officeooo:paragraph-rsid="00160b63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160b63" officeooo:paragraph-rsid="0017f8ed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17f8ed" officeooo:paragraph-rsid="0017f8ed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20pt" fo:font-weight="normal" officeooo:rsid="0017f8ed" officeooo:paragraph-rsid="0017f8ed" style:font-size-asian="20pt" style:font-weight-asian="normal" style:font-size-complex="20pt" style:font-weight-complex="normal"/>
    </style:style>
    <style:style style:name="P17" style:family="paragraph" style:parent-style-name="Standard">
      <style:text-properties fo:font-size="14pt" fo:font-weight="normal" officeooo:rsid="0017f8ed" officeooo:paragraph-rsid="0017f8ed" style:font-size-asian="12.25pt" style:font-weight-asian="normal" style:font-size-complex="14pt" style:font-weight-complex="normal"/>
    </style:style>
    <style:style style:name="P18" style:family="paragraph" style:parent-style-name="Text_20_body">
      <style:text-properties officeooo:paragraph-rsid="001ba79c"/>
    </style:style>
    <style:style style:name="P19" style:family="paragraph" style:parent-style-name="Text_20_body">
      <style:text-properties officeooo:paragraph-rsid="001c674b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Heading_20_1">
      <style:paragraph-properties fo:break-before="page"/>
      <style:text-properties officeooo:rsid="001ba79c" officeooo:paragraph-rsid="001ba79c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f8e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f8ed"/>
    </style:style>
    <style:style style:name="T5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17f8ed" style:font-size-asian="15pt" style:font-weight-asian="normal" style:font-size-complex="15pt" style:font-weight-complex="normal"/>
    </style:style>
    <style:style style:name="T7" style:family="text">
      <style:text-properties officeooo:rsid="001ba79c"/>
    </style:style>
    <style:style style:name="T8" style:family="text">
      <style:text-properties officeooo:rsid="001c674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e fonctionnelle <text:span text:style-name="T4">v1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120_1334861747" text:style-name="Index_20_Link" text:visited-style-name="Index_20_Link">Page d’accueil <text:tab/>2</text:a></text:p>
          <text:p text:style-name="P23"><text:a xlink:type="simple" xlink:href="#__RefHeading___Toc122_1334861747" text:style-name="Index_20_Link" text:visited-style-name="Index_20_Link">Page profil<text:tab/>3</text:a></text:p>
          <text:p text:style-name="P23"><text:a xlink:type="simple" xlink:href="#__RefHeading___Toc132_1120553314" text:style-name="Index_20_Link" text:visited-style-name="Index_20_Link">Objectif v1 pour le 22 mai :<text:tab/>4</text:a></text:p>
        </text:index-body>
      </text:table-of-content>
      <text:p text:style-name="P1"/>
      <text:h text:style-name="P20" text:outline-level="1"><text:bookmark-start text:name="__RefHeading___Toc120_1334861747"/>Page d’accueil <text:bookmark-end text:name="__RefHeading___Toc120_1334861747"/></text:h>
      <text:p text:style-name="P1"/>
      <text:p text:style-name="P7">Elle a pour rôle de présenter très rapidement le club, le sport, la boutique et les sponsors</text:p>
      <text:p text:style-name="P1"/>
      <text:p text:style-name="P5">Header :</text:p>
      <text:p text:style-name="P5"/>
      <text:p text:style-name="P3">Le bouton <text:span text:style-name="T1">se connecter </text:span>: <text:span text:style-name="T3">ouvre une fenêtre modale intégrant un formulaire de connexion. Si les login et password sont bons, redirection vers le profil de l’utilisateur.</text:span></text:p>
      <text:p text:style-name="P8"/>
      <text:p text:style-name="P8">Les différents liens dans le menu de navigation : permet de naviguer vers les sections correspondantes dans la page d’accueil. </text:p>
      <text:p text:style-name="P8"/>
      <text:p text:style-name="P13">Main :</text:p>
      <text:p text:style-name="P13"/>
      <text:p text:style-name="P4"><text:span text:style-name="T3">Comme expliqué plus haut, toutes les sections composant le corps principal de la page servent à donner de brefs informations. Il ensuite possible d’utiliser les boutons « voir plus » pour être redirigé vers la page correspondante, et donc avoir plus d’informations sur la thématique choisie.<text:line-break/><text:line-break/></text:span><text:span text:style-name="T6">Footer</text:span><text:span text:style-name="T5"> :</text:span></text:p>
      <text:p text:style-name="P14"/>
      <text:p text:style-name="P11">La partie footer regroupe les différents liens et informations utiles.</text:p>
      <text:p text:style-name="P8"/>
      <text:h text:style-name="P21" text:outline-level="1"><text:bookmark-start text:name="__RefHeading___Toc122_1334861747"/>Page <text:span text:style-name="T4">profil</text:span><text:bookmark-end text:name="__RefHeading___Toc122_1334861747"/></text:h>
      <text:p text:style-name="P16"/>
      <text:p text:style-name="P17">La page profil n’est accessible qu’aux personnes inscrites au club. L’idée est d’avoir ici un espace « premium » avec des fonctions spéciales.</text:p>
      <text:p text:style-name="P17"/>
      <text:p text:style-name="P6">Header :</text:p>
      <text:p text:style-name="P6"/>
      <text:p text:style-name="P4">Le bouton <text:span text:style-name="T2">accueil</text:span>: <text:span text:style-name="T4">renvoie sur la page d’accueil</text:span><text:span text:style-name="T3">.</text:span></text:p>
      <text:p text:style-name="P9"/>
      <text:p text:style-name="P9">Les différents liens dans le menu de navigation : permet de naviguer vers les sections correspondantes. </text:p>
      <text:p text:style-name="P15"/>
      <text:h text:style-name="P22" text:outline-level="1"><text:bookmark-start text:name="__RefHeading___Toc132_1120553314"/>Objectif v1 <text:span text:style-name="T8">pour le 22 mai :</text:span><text:bookmark-end text:name="__RefHeading___Toc132_1120553314"/></text:h>
      <text:p text:style-name="P18"/>
      <text:p text:style-name="P19">- <text:span text:style-name="T7">Finir la version visiteur :</text:span></text:p>
      <text:p text:style-name="P19"><text:span text:style-name="T8">Remplir toutes les pages</text:span></text:p>
      <text:p text:style-name="P19"><text:span text:style-name="T8">Ajouter un smooth scroll</text:span></text:p>
      <text:p text:style-name="P19"><text:span text:style-name="T8">Créer la base de donnée avec les photos, user et commencer le panel admin</text:span></text:p>
      <text:p text:style-name="P19"><text:span text:style-name="T8"><text:line-break/><text:line-break/></text:span></text:p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22:49.968054087</meta:creation-date>
    <dc:date>2017-05-04T18:33:21.841843414</dc:date>
    <meta:editing-duration>PT7M5S</meta:editing-duration>
    <meta:editing-cycles>3</meta:editing-cycles>
    <meta:generator>LibreOffice/5.2.2.2$Linux_x86 LibreOffice_project/20m0$Build-2</meta:generator>
    <meta:document-statistic meta:table-count="0" meta:image-count="0" meta:object-count="0" meta:page-count="4" meta:paragraph-count="24" meta:word-count="234" meta:character-count="1381" meta:non-whitespace-character-count="1163"/>
  </office:meta>
</office:document-meta>
</file>